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“break“ refers to
”toilet break” in this case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will disappear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〜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“melon“ in this ”melon
soda”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a galactic-wide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“Coming right up—!”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〜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